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color="#000000"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7.80520833333333cm"/>
    </style:style>
    <style:style style:name="co2" style:family="table-column">
      <style:table-column-properties fo:break-before="auto" style:column-width="12.9116666666667cm"/>
    </style:style>
    <style:style style:name="co3" style:family="table-column">
      <style:table-column-properties fo:break-before="auto" style:column-width="12.382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ource_language</text:p>
          </table:table-cell>
          <table:table-cell office:value-type="string" table:style-name="ce1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tive.NSPhotoLibraryAddUsageDescription</text:p>
          </table:table-cell>
          <table:table-cell office:value-type="string" table:style-name="ce1">
            <text:p>Um Bilder zu speichern, benötigt {{appName}} Zugriff auf die Galerie.</text:p>
          </table:table-cell>
          <table:table-cell office:value-type="string" table:style-name="ce1">
            <text:p>ስእልታት ንምዕቃብ፡ {{appName}} ናብቲ ጋለሪ/መኽዘን ስእሊ ናይ ምእታው ፍቓድ የድልዮ።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ative.NSLocationWhenInUseUsageDescription</text:p>
          </table:table-cell>
          <table:table-cell office:value-type="string" table:style-name="ce1">
            <text:p>Um nahegelegene Orte zu finden, benötigt {{appName}} Zugriff auf den Standort.</text:p>
          </table:table-cell>
          <table:table-cell office:value-type="string" table:style-name="ce2">
            <text:p>ኣብ ጥቓኹም ዘለዉ ቦታታት ንምርካብ፡ {{appName}} ናብቲ ቦታ ናይ ምእታው ዕድል ክውሃቦ ይደሊ።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rie</dc:creator>
    <dc:date>2020-08-13T10:50:06Z</dc:date>
    <meta:editing-duration>PT0S</meta:editing-duration>
  </office:meta>
</office:document-meta>
</file>